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3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3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3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3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3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3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3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3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3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3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3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3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3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3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3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3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3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3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3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3" table:formula="of:=[.D21]/5" office:value-type="currency" office:currency="EUR" office:value="4.3">
            <text:p>4,3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3" table:formula="of:=[.D22]/5" office:value-type="currency" office:currency="EUR" office:value="0.74">
            <text:p>0,74 €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3" table:formula="of:=[.D23]/5" office:value-type="currency" office:currency="EUR" office:value="0.63">
            <text:p>0,63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table:style-name="ce13" table:formula="of:=[.D24]/5" office:value-type="currency" office:currency="EUR" office:value="2.78">
            <text:p>2,78 €</text:p>
          </table:table-cell>
          <table:table-cell table:number-columns-repeated="5"/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table:style-name="ce13" table:formula="of:=[.D25]/5" office:value-type="currency" office:currency="EUR" office:value="39.032">
            <text:p>39,03 €</text:p>
          </table:table-cell>
          <table:table-cell table:number-columns-repeated="5"/>
        </table:table-row>
        <table:table-row table:style-name="ro4">
          <table:table-cell table:formula="of:=[.A25]+1" office:value-type="float" office:value="24">
            <text:p>24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table:style-name="ce13" table:formula="of:=[.D26]/5" office:value-type="currency" office:currency="EUR" office:value="22">
            <text:p>22,00 €</text:p>
          </table:table-cell>
          <table:table-cell table:number-columns-repeated="5"/>
        </table:table-row>
        <table:table-row table:style-name="ro2">
          <table:table-cell table:formula="of:=[.A26]+1" office:value-type="float" office:value="25">
            <text:p>25</text:p>
          </table:table-cell>
          <table:table-cell table:style-name="Default"/>
          <table:table-cell table:number-columns-repeated="8"/>
        </table:table-row>
        <table:table-row table:style-name="ro2">
          <table:table-cell table:formula="of:=[.A27]+1" office:value-type="float" office:value="26">
            <text:p>26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2"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29])" office:value-type="currency" office:currency="EUR" office:value="2200.05">
            <text:p>2.200,05 €</text:p>
          </table:table-cell>
          <table:table-cell table:style-name="ce12" table:formula="of:=[.D31]/5" office:value-type="currency" office:currency="EUR" office:value="440.01">
            <text:p>440,01 €</text:p>
          </table:table-cell>
          <table:table-cell table:number-columns-repeated="5"/>
        </table:table-row>
        <table:table-row table:style-name="ro2">
          <table:table-cell table:style-name="ce10" table:number-columns-repeated="2"/>
          <table:table-cell table:style-name="ce12"/>
          <table:table-cell table:style-name="ce1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5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.00.0000</text:date>, <text:time style:data-style-name="N2" text:time-value="0000-00-00T19:20:0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3-07T19:20:39</dc:date>
    <dc:creator>Kolja Windeler</dc:creator>
    <meta:editing-duration>P1DT10H55M5S</meta:editing-duration>
    <meta:editing-cycles>30</meta:editing-cycles>
    <meta:generator>LibreOffice/3.6$Linux_X86_64 LibreOffice_project/360m1$Build-2</meta:generator>
    <meta:document-statistic meta:table-count="3" meta:cell-count="206" meta:object-count="0"/>
  </office:meta>
</office:document-meta>
</file>